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писание клиента платформы Тьюторион</text:p>
      <text:p text:style-name="P1"/>
      <text:p text:style-name="P1">Интерфейс клиента содержит панель(«главная панель») которая видна всегда и окна компонентов, не перекрывающих ее. Окна вызываются и скрываются соответствующими кнопками, окна можно перемещать произвольно, расположения и видимость всех окон можно сохранять в «раскладки». Раскладки(размеры и видимость) окон можно переключать на главной панели в выпадающем меню.</text:p>
      <text:p text:style-name="P1"/>
      <text:p text:style-name="P2">Главная панель</text:p>
      <text:p text:style-name="P3"><text:span text:style-name="T1">содержит</text:span>:</text:p>
      <text:p text:style-name="P3">кнопку вызова меню клиента</text:p>
      <text:p text:style-name="P5">кнопки вызова окон компонентов:</text:p>
      <text:p text:style-name="P5">чат, видео, аплоадер файлов, реплей менеджер, доска, список юзеров, отправка отчета об ошибке.</text:p>
      <text:p text:style-name="P5">Кнопку вкл выкл трансляцию аудио видео</text:p>
      <text:p text:style-name="P5">кнопку вкл выкл микрофон</text:p>
      <text:p text:style-name="P5">кнопку вкл выкл веб камера</text:p>
      <text:p text:style-name="P5">кнопку выхода из комнаты</text:p>
      <text:p text:style-name="P5">регулятор уровня микрофона</text:p>
      <text:p text:style-name="P5">регулятор уровня входящего звука других юзеров</text:p>
      <text:p text:style-name="P5">выпадающее меню — список раскладок окон</text:p>
      <text:p text:style-name="P5">индикаторы:</text:p>
      <text:p text:style-name="P5">количество онлайн юзеров</text:p>
      <text:p text:style-name="P5">количество непрочитанных сообщений в чате</text:p>
      <text:p text:style-name="P5">количество слушателей поднявших руку</text:p>
      <text:p text:style-name="P5"/>
      <text:p text:style-name="P3"><text:span text:style-name="T1"/></text:p>
      <text:p text:style-name="P4"><text:span text:style-name="T6">Меню клиента</text:span><text:span text:style-name="T2">(на главной панели)</text:span></text:p>
      <text:p text:style-name="P3"><text:span text:style-name="T1">содержит</text:span>:</text:p>
      <text:p text:style-name="P3">настройки флеш плеера</text:p>
      <text:p text:style-name="P3">настройки видео</text:p>
      <text:p text:style-name="P3">настройки микрофона</text:p>
      <text:p text:style-name="P3">включение полноэкранный режим</text:p>
      <text:p text:style-name="P3"/>
      <text:p text:style-name="P3"/>
      <text:p text:style-name="P1"/>
      <text:p text:style-name="P2">Отправить отчет об ошибке</text:p>
      <text:p text:style-name="P3"><text:span text:style-name="T1">содержит</text:span>:</text:p>
      <text:p text:style-name="P3">поле описания ошибки</text:p>
      <text:p text:style-name="P3">поле в котором указывается как воспроизвести баг</text:p>
      <text:p text:style-name="P3">выбор суровости бага (онтерфейс, поломка клиента, видео, аудио)</text:p>
      <text:p text:style-name="P3">выбор компонента в котором поизошла ошибка</text:p>
      <text:p text:style-name="P3">кнопка «отправить»</text:p>
      <text:p text:style-name="P1"/>
      <text:p text:style-name="P2">Чат</text:p>
      <text:p text:style-name="P3"><text:span text:style-name="T1">содержит</text:span>:</text:p>
      <text:p text:style-name="P3">поле ввода текста</text:p>
      <text:p text:style-name="P3">поле входящих сообщений</text:p>
      <text:p text:style-name="P3">кнопки: скрытие/отображение времени в сообщениях, уменьшить размер шрифта, увеличить размер шрифта</text:p>
      <text:p text:style-name="P3"/>
      <text:p text:style-name="P3"/>
      <text:p text:style-name="P1"><text:soft-page-break/></text:p>
      <text:p text:style-name="P2">Видео</text:p>
      <text:p text:style-name="P3"><text:span text:style-name="T1">содержит</text:span>:</text:p>
      <text:p text:style-name="P3">список юзеров, область с видео.</text:p>
      <text:p text:style-name="P3">область с видео при наведении появляются 2 кнопки — вкл выкл аудио и видео юзера, над облатсью указано имя юзера</text:p>
      <text:p text:style-name="P3">список юзеров содержит элементы состоящие из аватара юзера и его имени, когда юзер говорит аватар подсвечивается рамкой как в скайп</text:p>
      <text:p text:style-name="P1"/>
      <text:p text:style-name="P2">Аплоадер файлов</text:p>
      <text:p text:style-name="P3"><text:span text:style-name="T1">содержит</text:span>:</text:p>
      <text:p text:style-name="P3">строку состояния (текст) которая видна всегда</text:p>
      <text:p text:style-name="P3">имеет 3 состояния:</text:p>
      <text:p text:style-name="P3">первое состояние содержит:</text:p>
      <text:p text:style-name="P3">кнопка выбрать файл</text:p>
      <text:p text:style-name="P3">второе состояние содержит:</text:p>
      <text:p text:style-name="P3">прогрессбар</text:p>
      <text:p text:style-name="P3">кнопка «отмена»</text:p>
      <text:p text:style-name="P3">третье состояние содержит:</text:p>
      <text:p text:style-name="P3">кнопка выбрать файл</text:p>
      <text:p text:style-name="P3">кнопка вставить на доску</text:p>
      <text:p text:style-name="P3"><text:bookmark text:name="internal-source-marker_0.197198408190161"/>список эскизов загруженного документа со скроллером</text:p>
      <text:p text:style-name="P8"><text:span text:style-name="T4">каждый эскиз содержит чекбокс</text:span></text:p>
      <text:p text:style-name="P8"><text:line-break/></text:p>
      <text:p text:style-name="P3"/>
      <text:p text:style-name="P3"/>
      <text:p text:style-name="P1"/>
      <text:p text:style-name="P6">реплей менеджер</text:p>
      <text:p text:style-name="P3"><text:span text:style-name="T1">содержит</text:span>:</text:p>
      <text:p text:style-name="P3">(посмотреть в версии собранной специально для редизайна)</text:p>
      <text:p text:style-name="P3">4 состояния</text:p>
      <text:p text:style-name="P3">1 состояние:</text:p>
      <text:p text:style-name="P3">кнопка запись</text:p>
      <text:p text:style-name="P3">2 состояние:</text:p>
      <text:p text:style-name="P3">кнопка стоп</text:p>
      <text:p text:style-name="P3">3 состояние:</text:p>
      <text:p text:style-name="P3">скролл бар</text:p>
      <text:p text:style-name="P3">кнопка играть</text:p>
      <text:p text:style-name="P3">4 состояние:</text:p>
      <text:p text:style-name="P3">скролл бар</text:p>
      <text:p text:style-name="P3">кнопка пауза</text:p>
      <text:p text:style-name="P3"/>
      <text:p text:style-name="P3"/>
      <text:p text:style-name="P1"/>
      <text:p text:style-name="P2">Доска</text:p>
      <text:p text:style-name="P5">(посмотреть в версии собранной специально для редизайна)</text:p>
      <text:p text:style-name="P3"><text:span text:style-name="T1">содержит</text:span>:</text:p>
      <text:p text:style-name="P3"><text:bookmark text:name="internal-source-marker_0.1971984081901611"/><text:span text:style-name="T5">набор кнопок для рисования, одна из них - выпадающее меню - выбор инструмент рисования. </text:span></text:p>
      <text:p text:style-name="P5">кнопка выбрать цвет, </text:p>
      <text:p text:style-name="P5">кнопка размер линии/текст, </text:p>
      <text:p text:style-name="P5"><text:soft-page-break/>кнопка отмена, </text:p>
      <text:p text:style-name="P5">кнопка зум + </text:p>
      <text:p text:style-name="P5">кнопка <text:s/>зум -</text:p>
      <text:p text:style-name="P5">набор кнопок - для сохранения и загрузки доски и очистки всей доски.</text:p>
      <text:p text:style-name="P5">набор кнопок - след пред слайд, добавить удалить страницу, очистить страницу</text:p>
      <text:p text:style-name="P5">список слайдов</text:p>
      <text:p text:style-name="P5">область для рисования</text:p>
      <text:p text:style-name="P5">кнопка скрывающая список слайдов(увеличивая область рисования)</text:p>
      <text:p text:style-name="Text_20_body"><text:line-break/></text:p>
      <text:p text:style-name="P1"/>
      <text:p text:style-name="P2">Список юзеров</text:p>
      <text:p text:style-name="P7">(!) каждая кнопка может быть неактивная.</text:p>
      <text:p text:style-name="P3"><text:span text:style-name="T1">содержит</text:span>:</text:p>
      <text:p text:style-name="P3">список юзеров и фильтры для него.</text:p>
      <text:p text:style-name="P3">фильтры:</text:p>
      <text:p text:style-name="P3">чекбокс показать всех</text:p>
      <text:p text:style-name="P3">чекбокс показать только говорящих</text:p>
      <text:p text:style-name="P3">чекбокс показать только поднявших руку</text:p>
      <text:p text:style-name="P3">список состоит из пунктов каждый из которых состоит из :</text:p>
      <text:p text:style-name="P3">кнопка поднять руку</text:p>
      <text:p text:style-name="P3">кнопка забанить в чате</text:p>
      <text:p text:style-name="P3">кнопка дать слово</text:p>
      <text:p text:style-name="P3">кнопка видео (при нажатии открывается его видео если есть)</text:p>
      <text:p text:style-name="P3">текст имя юзера</text:p>
      <text:p text:style-name="P3">картинка аватар юзера</text:p>
      <text:p text:style-name="P3">картинки - 3 индикатора(для компактности в столбик) — печатает, поднял руку, говорит</text:p>
      <text:p text:style-name="P3">каждый элемент списка может быть подсвечен если соответствующий юзер поднял руку</text:p>
      <text:p text:style-name="P3"/>
      <text:p text:style-name="P8"><text:span text:style-name="T4"/></text:p>
      <text:p text:style-name="P8"><text:span text:style-name="T4">данный функционал можно посмотреть в приложенном изображении и демо флешке.</text:span></text:p>
      <text:p text:style-name="P8"><text:span text:style-name="T4">данный функционал и то, что возможно было упущено в процессе составления данного документа, можно изменять как угодно , но предварительно согласовав(или хотябы поставив в известность) всех членов команды разработчиков(включая меня)<text:line-break/></text:span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6:33:48.97</meta:creation-date>
    <dc:date>2012-12-05T18:09:14</dc:date>
    <meta:editing-duration>PT1H35M6S</meta:editing-duration>
    <meta:editing-cycles>41</meta:editing-cycles>
    <meta:generator>OpenOffice.org/3.4.1$Win32 OpenOffice.org_project/341m1$Build-9593</meta:generator>
    <meta:document-statistic meta:table-count="0" meta:image-count="0" meta:object-count="0" meta:page-count="3" meta:paragraph-count="104" meta:word-count="505" meta:character-count="3598"/>
  </office:meta>
</office:document-meta>
</file>